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614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calls-for-service">
      <style:table-properties table:display="true" style:writing-mode="lr-tb"/>
    </style:style>
    <style:style style:name="ta3" style:family="table" style:master-page-name="PageStyle_5f_reports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127">
            <text:p>127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3" office:value-type="string">
            <text:p>Domestic Total Picked Up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1255">
            <text:p>1,255</text:p>
          </table:table-cell>
        </table:table-row>
      </table:table>
      <table:table table:name="calls-for-serv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250">
            <text:p>250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105">
            <text:p>105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88">
            <text:p>188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report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office:value-type="float" office:value="5">
            <text:p>5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127">
            <text:p>127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85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4-06-01T00:00:00">
            <text:p>6/1/2014</text:p>
          </table:table-cell>
          <table:table-cell table:style-name="ce23" office:value-type="string">
            <text:p>Garrett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2T00:00:00">
            <text:p>6/2/2014</text:p>
          </table:table-cell>
          <table:table-cell table:style-name="ce23" office:value-type="string">
            <text:p>Garrett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2T00:00:00">
            <text:p>6/2/2014</text:p>
          </table:table-cell>
          <table:table-cell table:style-name="ce23" office:value-type="string">
            <text:p>Sandy Lakes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2T00:00:00">
            <text:p>6/2/2014</text:p>
          </table:table-cell>
          <table:table-cell table:style-name="ce23" office:value-type="string">
            <text:p>Garrett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2T00:00:00">
            <text:p>6/2/2014</text:p>
          </table:table-cell>
          <table:table-cell table:style-name="ce23" office:value-type="string">
            <text:p>Friendly Dr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6-02T00:00:00">
            <text:p>6/2/2014</text:p>
          </table:table-cell>
          <table:table-cell table:style-name="ce23" office:value-type="string">
            <text:p>Todds Lan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6-02T00:00:00">
            <text:p>6/2/2014</text:p>
          </table:table-cell>
          <table:table-cell table:style-name="ce23" office:value-type="string">
            <text:p>E. Pembrok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5" office:value-type="date" office:date-value="2014-06-03T00:00:00">
            <text:p>6/3/2014</text:p>
          </table:table-cell>
          <table:table-cell table:style-name="ce23" office:value-type="string">
            <text:p>W. Mercury Blvd./I 64 Off Ramp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6-03T00:00:00">
            <text:p>6/3/2014</text:p>
          </table:table-cell>
          <table:table-cell table:style-name="ce23" office:value-type="string">
            <text:p>W. Mercury Blvd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5" office:value-type="date" office:date-value="2014-06-03T00:00:00">
            <text:p>6/3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3T00:00:00">
            <text:p>6/3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3T00:00:00">
            <text:p>6/3/2014</text:p>
          </table:table-cell>
          <table:table-cell table:style-name="ce23" office:value-type="string">
            <text:p>Whealton Rd.</text:p>
          </table:table-cell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2">
          <table:table-cell table:style-name="ce25" office:value-type="date" office:date-value="2014-06-04T00:00:00">
            <text:p>6/4/2014</text:p>
          </table:table-cell>
          <table:table-cell table:style-name="ce23" office:value-type="string">
            <text:p>E. Little Back River Rd.</text:p>
          </table:table-cell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5" office:value-type="date" office:date-value="2014-06-04T00:00:00">
            <text:p>6/4/2014</text:p>
          </table:table-cell>
          <table:table-cell table:style-name="ce23" office:value-type="string">
            <text:p>Whealton R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6-05T00:00:00">
            <text:p>6/5/2014</text:p>
          </table:table-cell>
          <table:table-cell table:style-name="ce23" office:value-type="string">
            <text:p>Todds Lane/Big Bethel Rd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6-05T00:00:00">
            <text:p>6/5/2014</text:p>
          </table:table-cell>
          <table:table-cell table:style-name="ce23" office:value-type="string">
            <text:p>Garrett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5T00:00:00">
            <text:p>6/5/2014</text:p>
          </table:table-cell>
          <table:table-cell table:style-name="ce23" office:value-type="string">
            <text:p>Rockwell Rd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6-05T00:00:00">
            <text:p>6/5/2014</text:p>
          </table:table-cell>
          <table:table-cell table:style-name="ce23" office:value-type="string">
            <text:p>Debbie Ct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4-06-06T00:00:00">
            <text:p>6/6/2014</text:p>
          </table:table-cell>
          <table:table-cell table:style-name="ce23" office:value-type="string">
            <text:p>Aberdeen Rd./ W. Pembrok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6-06T00:00:00">
            <text:p>6/6/2014</text:p>
          </table:table-cell>
          <table:table-cell table:style-name="ce23" office:value-type="string">
            <text:p>Debbie C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6T00:00:00">
            <text:p>6/6/2014</text:p>
          </table:table-cell>
          <table:table-cell table:style-name="ce23" office:value-type="string">
            <text:p>Willow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07T00:00:00">
            <text:p>6/7/2014</text:p>
          </table:table-cell>
          <table:table-cell table:style-name="ce23" office:value-type="string">
            <text:p>Fox Hill Rd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Diggs Dr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W. Sewell St.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Leicester Ter.</text:p>
          </table:table-cell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Mansford Dr.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Sandy Lakes D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Enterprise Pkwy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6-09T00:00:00">
            <text:p>6/9/2014</text:p>
          </table:table-cell>
          <table:table-cell table:style-name="ce23" office:value-type="string">
            <text:p>Chapel St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6-10T00:00:00">
            <text:p>6/10/2014</text:p>
          </table:table-cell>
          <table:table-cell table:style-name="ce23" office:value-type="string">
            <text:p>Kecoughton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10T00:00:00">
            <text:p>6/10/2014</text:p>
          </table:table-cell>
          <table:table-cell table:style-name="ce23" office:value-type="string">
            <text:p>Columbia Ave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date" office:date-value="2014-06-10T00:00:00">
            <text:p>6/10/2014</text:p>
          </table:table-cell>
          <table:table-cell table:style-name="ce23" office:value-type="string">
            <text:p>Unknown- Emergency Vet Clinic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4-06-10T00:00:00">
            <text:p>6/10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6-13T00:00:00">
            <text:p>6/13/2014</text:p>
          </table:table-cell>
          <table:table-cell table:style-name="ce23" office:value-type="string">
            <text:p>Old Buckroe Rd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